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5.39mm" svg:height="89.99mm" svg:x="195.38mm" svg:y="104.34mm">
            <loext:p draw:notify-on-update-of-ranges="Feuille1.E2:Feuille1.E18 Feuille1.F1:Feuille1.F1 Feuille1.F2:Feuille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7mm" svg:height="90.05mm" svg:x="16.5mm" svg:y="107.31mm">
            <loext:p draw:notify-on-update-of-ranges="Feuille1.A2:Feuille1.A15 Feuille1.C1:Feuille1.C1 Feuille1.C2:Feuille1.C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86mm" svg:height="90.04mm" svg:x="191.24mm" svg:y="4.52mm">
            <loext:p draw:notify-on-update-of-ranges="Feuille1.A1:Feuille1.A1 Feuille1.A2:Feuille1.A15 Feuille1.D1:Feuille1.D1 Feuille1.D2:Feuille1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Puissance (+47dBm)</text:p>
          </table:table-cell>
          <table:table-cell office:value-type="string" calcext:value-type="string">
            <text:p>Puissance (mW)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0.199526" calcext:value-type="float">
            <text:p>0,199526</text:p>
          </table:table-cell>
          <table:table-cell office:value-type="float" office:value="-15" calcext:value-type="float">
            <text:p>-15</text:p>
          </table:table-cell>
          <table:table-cell office:value-type="float" office:value="-20.6" calcext:value-type="float">
            <text:p>-20,6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-14" calcext:value-type="float">
            <text:p>-14</text:p>
          </table:table-cell>
          <table:table-cell office:value-type="float" office:value="-19.6" calcext:value-type="float">
            <text:p>-19,6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-13" calcext:value-type="float">
            <text:p>-13</text:p>
          </table:table-cell>
          <table:table-cell office:value-type="float" office:value="-18.6" calcext:value-type="float">
            <text:p>-18,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6.7" calcext:value-type="float">
            <text:p>-36,7</text:p>
          </table:table-cell>
          <table:table-cell office:value-type="float" office:value="10.3" calcext:value-type="float">
            <text:p>10,3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-12" calcext:value-type="float">
            <text:p>-12</text:p>
          </table:table-cell>
          <table:table-cell office:value-type="float" office:value="-17.6" calcext:value-type="float">
            <text:p>-17,6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office:value-type="float" office:value="0.199526" calcext:value-type="float">
            <text:p>0,199526</text:p>
          </table:table-cell>
          <table:table-cell office:value-type="float" office:value="-11" calcext:value-type="float">
            <text:p>-11</text:p>
          </table:table-cell>
          <table:table-cell office:value-type="float" office:value="-16.6" calcext:value-type="float">
            <text:p>-16,6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0.7" calcext:value-type="float">
            <text:p>-20,7</text:p>
          </table:table-cell>
          <table:table-cell office:value-type="float" office:value="26.3" calcext:value-type="float">
            <text:p>26,3</text:p>
          </table:table-cell>
          <table:table-cell office:value-type="float" office:value="0.008511" calcext:value-type="float">
            <text:p>0,008511</text:p>
          </table:table-cell>
          <table:table-cell office:value-type="float" office:value="-10" calcext:value-type="float">
            <text:p>-10</text:p>
          </table:table-cell>
          <table:table-cell office:value-type="float" office:value="-15.7" calcext:value-type="float">
            <text:p>-15,7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1.6" calcext:value-type="float">
            <text:p>-41,6</text:p>
          </table:table-cell>
          <table:table-cell office:value-type="float" office:value="5.4" calcext:value-type="float">
            <text:p>5,4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-9" calcext:value-type="float">
            <text:p>-9</text:p>
          </table:table-cell>
          <table:table-cell office:value-type="float" office:value="-14.9" calcext:value-type="float">
            <text:p>-14,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3.7" calcext:value-type="float">
            <text:p>-33,7</text:p>
          </table:table-cell>
          <table:table-cell office:value-type="float" office:value="13.3" calcext:value-type="float">
            <text:p>13,3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-8" calcext:value-type="float">
            <text:p>-8</text:p>
          </table:table-cell>
          <table:table-cell office:value-type="float" office:value="-13.8" calcext:value-type="float">
            <text:p>-13,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1" calcext:value-type="float">
            <text:p>-21</text:p>
          </table:table-cell>
          <table:table-cell office:value-type="float" office:value="26" calcext:value-type="float">
            <text:p>26</text:p>
          </table:table-cell>
          <table:table-cell office:value-type="float" office:value="0.007943" calcext:value-type="float">
            <text:p>0,007943</text:p>
          </table:table-cell>
          <table:table-cell office:value-type="float" office:value="-7" calcext:value-type="float">
            <text:p>-7</text:p>
          </table:table-cell>
          <table:table-cell office:value-type="float" office:value="-12.7" calcext:value-type="float">
            <text:p>-12,7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-6" calcext:value-type="float">
            <text:p>-6</text:p>
          </table:table-cell>
          <table:table-cell office:value-type="float" office:value="-11.8" calcext:value-type="float">
            <text:p>-11,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33" calcext:value-type="float">
            <text:p>-33</text:p>
          </table:table-cell>
          <table:table-cell office:value-type="float" office:value="24" calcext:value-type="float">
            <text:p>24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-5" calcext:value-type="float">
            <text:p>-5</text:p>
          </table:table-cell>
          <table:table-cell office:value-type="float" office:value="-10.8" calcext:value-type="float">
            <text:p>-10,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0.5" calcext:value-type="float">
            <text:p>-20,5</text:p>
          </table:table-cell>
          <table:table-cell office:value-type="float" office:value="26.5" calcext:value-type="float">
            <text:p>26,5</text:p>
          </table:table-cell>
          <table:table-cell office:value-type="float" office:value="0.008913" calcext:value-type="float">
            <text:p>0,008913</text:p>
          </table:table-cell>
          <table:table-cell office:value-type="float" office:value="-4" calcext:value-type="float">
            <text:p>-4</text:p>
          </table:table-cell>
          <table:table-cell office:value-type="float" office:value="-9.8" calcext:value-type="float">
            <text:p>-9,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-3" calcext:value-type="float">
            <text:p>-3</text:p>
          </table:table-cell>
          <table:table-cell office:value-type="float" office:value="-8.8" calcext:value-type="float">
            <text:p>-8,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-2" calcext:value-type="float">
            <text:p>-2</text:p>
          </table:table-cell>
          <table:table-cell office:value-type="float" office:value="-7.8" calcext:value-type="float">
            <text:p>-7,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6.1" calcext:value-type="float">
            <text:p>-6,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,6</text:p>
          </table:table-cell>
          <table:table-cell table:number-columns-repeated="15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20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23:13:54.522622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4:33:41.995566937</meta:creation-date>
    <dc:date>2018-03-12T00:38:17.429018121</dc:date>
    <meta:editing-duration>PT59M57S</meta:editing-duration>
    <meta:editing-cycles>2</meta:editing-cycles>
    <meta:generator>LibreOffice/5.1.6.2$Linux_X86_64 LibreOffice_project/10m0$Build-2</meta:generator>
    <meta:document-statistic meta:table-count="1" meta:cell-count="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4cm" svg:height="9cm" xlink:href=".." xlink:type="simple" chart:class="chart:line" chart:style-name="ch1">
        <chart:title svg:x="0.913cm" svg:y="0.316cm" chart:style-name="ch2">
          <text:p>Mesure de la puissance de sortie en fonction de la puissance d'entré</text:p>
        </chart:title>
        <chart:plot-area chart:style-name="ch3" table:cell-range-address="Feuille1.E1:Feuille1.F18" chart:data-source-has-labels="both" svg:x="1.321cm" svg:y="1.275cm" svg:width="13.909cm" svg:height="6.564cm">
          <chartooo:coordinate-region svg:x="2.048cm" svg:y="1.474cm" svg:width="13.088cm" svg:height="6.166cm"/>
          <chart:axis chart:dimension="x" chart:name="primary-x" chart:style-name="ch4" chartooo:axis-type="auto">
            <chartooo:date-scale/>
            <chart:title svg:x="6.458cm" svg:y="8.019cm" chart:style-name="ch5">
              <text:p>Puissance d'entré (dBm)</text:p>
            </chart:title>
            <chart:categories table:cell-range-address="Feuille1.E2:Feuille1.E18"/>
            <chart:grid chart:style-name="ch6" chart:class="major"/>
          </chart:axis>
          <chart:axis chart:dimension="y" chart:name="primary-y" chart:style-name="ch4">
            <chart:title svg:x="0.451cm" svg:y="6.506cm" chart:style-name="ch7">
              <text:p>Puissance de sortie (dBm)</text:p>
            </chart:title>
            <chart:grid chart:style-name="ch6" chart:class="major"/>
          </chart:axis>
          <chart:series chart:style-name="ch8" chart:values-cell-range-address="Feuille1.F2:Feuille1.F18" chart:label-cell-address="Feuille1.F1:Feuille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ut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-15">
                <text:p>-15</text:p>
                <draw:g>
                  <svg:desc>Feuille1.E2:Feuille1.E18</svg:desc>
                </draw:g>
              </table:table-cell>
              <table:table-cell office:value-type="float" office:value="-20.6">
                <text:p>-20.6</text:p>
                <draw:g>
                  <svg:desc>Feuille1.F2:Feuille1.F18</svg:desc>
                </draw:g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14.9">
                <text:p>-14.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.6">
                <text:p>-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title svg:x="6.64cm" svg:y="0.316cm" chart:style-name="ch2">
          <text:p>Spectre réèl </text:p>
        </chart:title>
        <chart:plot-area chart:style-name="ch3" table:cell-range-address="Feuille1.A1:Feuille1.A15 Feuille1.D1:Feuille1.D15" chart:data-source-has-labels="both" svg:x="1.33cm" svg:y="1.275cm" svg:width="14.338cm" svg:height="6.569cm">
          <chartooo:coordinate-region svg:x="2.242cm" svg:y="1.474cm" svg:width="13.426cm" svg:height="5.723cm"/>
          <chart:axis chart:dimension="x" chart:name="primary-x" chart:style-name="ch4" chartooo:axis-type="auto">
            <chartooo:date-scale/>
            <chart:title svg:x="7.211cm" svg:y="8.024cm" chart:style-name="ch5">
              <text:p>Fréquence (Mhz)</text:p>
            </chart:title>
            <chart:categories table:cell-range-address="Feuille1.A2:Feuille1.A15"/>
          </chart:axis>
          <chart:axis chart:dimension="y" chart:name="primary-y" chart:style-name="ch6">
            <chart:title svg:x="0.451cm" svg:y="5.794cm" chart:style-name="ch7">
              <text:p>Puissance (mW)</text:p>
            </chart:title>
            <chart:grid chart:style-name="ch8" chart:class="major"/>
          </chart:axis>
          <chart:series chart:style-name="ch9" chart:values-cell-range-address="Feuille1.D2:Feuille1.D15" chart:label-cell-address="Feuille1.D1:Feuille1.D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issance (mW)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euille1.A2:Feuille1.A15</svg:desc>
                </draw:g>
              </table:table-cell>
              <table:table-cell office:value-type="float" office:value="0.199526">
                <text:p>0.199526</text:p>
                <draw:g>
                  <svg:desc>Feuille1.D2:Feuille1.D1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199526">
                <text:p>0.19952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8511">
                <text:p>0.00851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7943">
                <text:p>0.00794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8913">
                <text:p>0.008913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4">
                <text:p>0.00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712cm" svg:y="0.316cm" chart:style-name="ch2">
          <text:p>Spectre réèl</text:p>
        </chart:title>
        <chart:subtitle svg:x="6.421cm" svg:y="1.275cm" chart:style-name="ch3">
          <text:p>Offset de 47 dBm</text:p>
        </chart:subtitle>
        <chart:plot-area chart:style-name="ch4" table:cell-range-address="Feuille1.A2:Feuille1.A15 Feuille1.C1:Feuille1.C15" chart:data-source-has-labels="both" svg:x="1.33cm" svg:y="2.138cm" svg:width="14.349cm" svg:height="5.707cm">
          <chartooo:coordinate-region svg:x="1.951cm" svg:y="2.337cm" svg:width="13.728cm" svg:height="4.861cm"/>
          <chart:axis chart:dimension="x" chart:name="primary-x" chart:style-name="ch5" chartooo:axis-type="auto">
            <chartooo:date-scale/>
            <chart:title svg:x="7.19cm" svg:y="8.025cm" chart:style-name="ch6">
              <text:p>Fréquence (MHz)</text:p>
            </chart:title>
            <chart:categories table:cell-range-address="Feuille1.A2:Feuille1.A15"/>
          </chart:axis>
          <chart:axis chart:dimension="y" chart:name="primary-y" chart:style-name="ch7">
            <chart:title svg:x="0.451cm" svg:y="6.821cm" chart:style-name="ch8">
              <text:p>Amplitude relative (dBm)</text:p>
            </chart:title>
            <chart:grid chart:style-name="ch9" chart:class="major"/>
          </chart:axis>
          <chart:series chart:style-name="ch10" chart:values-cell-range-address="Feuille1.C2:Feuille1.C15" chart:label-cell-address="Feuille1.C1:Feuille1.C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issance (+47dBm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euille1.A2:Feuille1.A15</svg:desc>
                </draw:g>
              </table:table-cell>
              <table:table-cell office:value-type="float" office:value="40">
                <text:p>40</text:p>
                <draw:g>
                  <svg:desc>Feuille1.C2:Feuille1.C1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